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cast" table:style-name="ta1">
        <table:shapes>
          <draw:frame draw:z-index="0" draw:style-name="gr1" draw:text-style-name="P1" svg:width="569.62pt" svg:height="320.74pt" svg:x="306.54pt" svg:y="76.05pt">
            <draw:object draw:notify-on-update-of-ranges="ucast.A2:ucast.A2 ucast.A3:ucast.A108 ucast.B2:ucast.B2 ucast.B3:ucast.B108 ucast.D2:ucast.D2 ucast.D3:ucast.D108 ucast.C2:ucast.C2 ucast.C3:ucast.C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4.3" calcext:value-type="float">
            <text:p>64.3</text:p>
          </table:table-cell>
          <table:table-cell/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4.1" calcext:value-type="float">
            <text:p>44.1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/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2.1" calcext:value-type="float">
            <text:p>42.1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7.4" calcext:value-type="float">
            <text:p>57.4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3.3" calcext:value-type="float">
            <text:p>43.3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7.4" calcext:value-type="float">
            <text:p>67.4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1.2" calcext:value-type="float">
            <text:p>61.2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6.4" calcext:value-type="float">
            <text:p>66.4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2.7" calcext:value-type="float">
            <text:p>72.7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6.6" calcext:value-type="float">
            <text:p>56.6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5.7" calcext:value-type="float">
            <text:p>75.7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7.8" calcext:value-type="float">
            <text:p>57.8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72.1" calcext:value-type="float">
            <text:p>72.1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2"/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5.9" calcext:value-type="float">
            <text:p>65.9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7.2" calcext:value-type="float">
            <text:p>57.2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5.1" calcext:value-type="float">
            <text:p>55.1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1.4" calcext:value-type="float">
            <text:p>61.4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6.7" calcext:value-type="float">
            <text:p>56.7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57.7" calcext:value-type="float">
            <text:p>57.7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1.9" calcext:value-type="float">
            <text:p>51.9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7.7" calcext:value-type="float">
            <text:p>47.7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56.2" calcext:value-type="float">
            <text:p>56.2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6.5" calcext:value-type="float">
            <text:p>46.5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9.2" calcext:value-type="float">
            <text:p>49.2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51.1" calcext:value-type="float">
            <text:p>51.1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4.8" calcext:value-type="float">
            <text:p>54.8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9.7" calcext:value-type="float">
            <text:p>49.7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5.3" calcext:value-type="float">
            <text:p>45.3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0.2" calcext:value-type="float">
            <text:p>40.2</text:p>
          </table:table-cell>
          <table:table-cell/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8.6" calcext:value-type="float">
            <text:p>48.6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3.4" calcext:value-type="float">
            <text:p>33.4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7.8" calcext:value-type="float">
            <text:p>47.8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4.3" calcext:value-type="float">
            <text:p>34.3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2.1" calcext:value-type="float">
            <text:p>32.1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6.2" calcext:value-type="float">
            <text:p>46.2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5.6" calcext:value-type="float">
            <text:p>45.6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.7" calcext:value-type="float">
            <text:p>34.7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.1" calcext:value-type="float">
            <text:p>34.1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.1" calcext:value-type="float">
            <text:p>34.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0.1" calcext:value-type="float">
            <text:p>40.1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2.6" calcext:value-type="float">
            <text:p>52.6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0.7" calcext:value-type="float">
            <text:p>40.7</text:p>
          </table:table-cell>
          <table:table-cell office:value-type="float" office:value="95.39" calcext:value-type="float">
            <text:p>95.39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2.3" calcext:value-type="float">
            <text:p>32.3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2" calcext:value-type="float">
            <text:p>52</text:p>
          </table:table-cell>
          <table:table-cell office:value-type="float" office:value="84.2" calcext:value-type="float">
            <text:p>84.2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.3" calcext:value-type="float">
            <text:p>44.3</text:p>
          </table:table-cell>
          <table:table-cell office:value-type="float" office:value="75.65" calcext:value-type="float">
            <text:p>75.65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9.1" calcext:value-type="float">
            <text:p>39.1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.1" calcext:value-type="float">
            <text:p>38.1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3.7" calcext:value-type="float">
            <text:p>43.7</text:p>
          </table:table-cell>
          <table:table-cell office:value-type="float" office:value="84.24" calcext:value-type="float">
            <text:p>84.2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9.9" calcext:value-type="float">
            <text:p>39.9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5.3" calcext:value-type="float">
            <text:p>45.3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8.2" calcext:value-type="float">
            <text:p>48.2</text:p>
          </table:table-cell>
          <table:table-cell office:value-type="float" office:value="70.06" calcext:value-type="float">
            <text:p>70.06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9.2" calcext:value-type="float">
            <text:p>39.2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.1" calcext:value-type="float">
            <text:p>51.1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.6" calcext:value-type="float">
            <text:p>40.6</text:p>
          </table:table-cell>
          <table:table-cell office:value-type="float" office:value="54.67" calcext:value-type="float">
            <text:p>54.67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.1" calcext:value-type="float">
            <text:p>41.1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6.1" calcext:value-type="float">
            <text:p>46.1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4.7" calcext:value-type="float">
            <text:p>44.7</text:p>
          </table:table-cell>
          <table:table-cell office:value-type="float" office:value="58.83" calcext:value-type="float">
            <text:p>58.8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.1" calcext:value-type="float">
            <text:p>49.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8.4" calcext:value-type="float">
            <text:p>38.4</text:p>
          </table:table-cell>
          <table:table-cell office:value-type="float" office:value="59.11" calcext:value-type="float">
            <text:p>59.11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.6" calcext:value-type="float">
            <text:p>46.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.4" calcext:value-type="float">
            <text:p>52.4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.8" calcext:value-type="float">
            <text:p>42.8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.6" calcext:value-type="float">
            <text:p>49.6</text:p>
          </table:table-cell>
          <table:table-cell office:value-type="float" office:value="59.82" calcext:value-type="float">
            <text:p>59.82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5.6" calcext:value-type="float">
            <text:p>45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0:29:18.495531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1T10:55:29.321657113</dc:date>
    <meta:editing-duration>PT38M2S</meta:editing-duration>
    <meta:editing-cycles>3</meta:editing-cycles>
    <meta:generator>LibreOffice/6.0.7.3$Linux_X86_64 LibreOffice_project/00m0$Build-3</meta:generator>
    <meta:document-statistic meta:table-count="1" meta:cell-count="24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96cm" svg:height="11.316cm" xlink:href=".." xlink:type="simple" chart:class="chart:line" chart:column-mapping="0 2 1" chart:style-name="ch1">
        <chart:legend svg:x="16.704cm" svg:y="4.861cm" style:legend-expansion="custom" chartooo:width="2.907cm" chartooo:height="1.594cm" style:legend-expansion-aspect-ratio="1.8237139272271" chart:style-name="ch2"/>
        <chart:plot-area chart:style-name="ch3" table:cell-range-address="ucast.A2:ucast.D108" chart:data-source-has-labels="both" svg:x="0.579cm" svg:y="0.382cm" svg:width="15.677cm" svg:height="10.51cm">
          <chartooo:coordinate-region svg:x="1.386cm" svg:y="0.581cm" svg:width="14.87cm" svg:height="9.257cm"/>
          <chart:axis chart:dimension="x" chart:name="primary-x" chart:style-name="ch4" chartooo:axis-type="auto">
            <chartooo:date-scale/>
            <chart:categories table:cell-range-address="ucast.A3:ucast.A10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cast.B3:ucast.B108" chart:label-cell-address="ucast.B2:ucast.B2" chart:class="chart:line">
            <chart:data-point chart:repeated="106"/>
          </chart:series>
          <chart:series chart:style-name="ch8" chart:values-cell-range-address="ucast.D3:ucast.D108" chart:label-cell-address="ucast.D2:ucast.D2" chart:class="chart:line">
            <chart:data-point chart:repeated="106"/>
          </chart:series>
          <chart:series chart:style-name="ch9" chart:values-cell-range-address="ucast.C3:ucast.C108" chart:label-cell-address="ucast.C2:ucast.C2" chart:class="chart:line">
            <chart:data-point chart:repeated="1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tzerland</text:p>
                <draw:g>
                  <svg:desc>ucast.B2:ucast.B2</svg:desc>
                </draw:g>
              </table:table-cell>
              <table:table-cell office:value-type="string">
                <text:p>US</text:p>
                <draw:g>
                  <svg:desc>ucast.D2:ucast.D2</svg:desc>
                </draw:g>
              </table:table-cell>
              <table:table-cell office:value-type="string">
                <text:p>Slovakia</text:p>
                <draw:g>
                  <svg:desc>ucast.C2:ucast.C2</svg:desc>
                </draw:g>
              </table:table-cell>
            </table:table-row>
          </table:table-header-rows>
          <table:table-rows>
            <table:table-row>
              <table:table-cell office:value-type="float" office:value="1912">
                <text:p>1912</text:p>
                <draw:g>
                  <svg:desc>ucast.A3:ucast.A108</svg:desc>
                </draw:g>
              </table:table-cell>
              <table:table-cell office:value-type="float" office:value="64.3">
                <text:p>64.3</text:p>
                <draw:g>
                  <svg:desc>ucast.B3:ucast.B108</svg:desc>
                </draw:g>
              </table:table-cell>
              <table:table-cell office:value-type="float" office:value="58.8">
                <text:p>58.8</text:p>
                <draw:g>
                  <svg:desc>ucast.D3:ucast.D108</svg:desc>
                </draw:g>
              </table:table-cell>
              <table:table-cell office:value-type="float" office:value="NaN">
                <text:p>NaN</text:p>
                <draw:g>
                  <svg:desc>ucast.C3:ucast.C108</svg:desc>
                </draw:g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44.1">
                <text:p>4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61.6">
                <text:p>6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57.4">
                <text:p>5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43.3">
                <text:p>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68.6">
                <text:p>68.6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50.8">
                <text:p>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67.4">
                <text:p>6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61.2">
                <text:p>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77">
                <text:p>77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66.4">
                <text:p>6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72.7">
                <text:p>7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56.6">
                <text:p>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50.4">
                <text:p>50.4</text:p>
              </table:table-cell>
              <table:table-cell office:value-type="float" office:value="56.9">
                <text:p>5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66.5">
                <text:p>6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75.7">
                <text:p>7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57.8">
                <text:p>5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80.5">
                <text:p>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56.9">
                <text:p>5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65.9">
                <text:p>6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63.6">
                <text:p>63.6</text:p>
              </table:table-cell>
              <table:table-cell office:value-type="float" office:value="58.8">
                <text:p>5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61.4">
                <text:p>6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56.7">
                <text:p>5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50.9">
                <text:p>50.9</text:p>
              </table:table-cell>
              <table:table-cell office:value-type="float" office:value="56.1">
                <text:p>5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54.2">
                <text:p>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57.7">
                <text:p>5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9.5">
                <text:p>6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56.6">
                <text:p>56.6</text:p>
              </table:table-cell>
              <table:table-cell office:value-type="float" office:value="51.1">
                <text:p>5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51.9">
                <text:p>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47.7">
                <text:p>4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51.5">
                <text:p>51.5</text:p>
              </table:table-cell>
              <table:table-cell office:value-type="float" office:value="61.6">
                <text:p>6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56.2">
                <text:p>5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46.5">
                <text:p>4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48.6">
                <text:p>48.6</text:p>
              </table:table-cell>
              <table:table-cell office:value-type="float" office:value="59.3">
                <text:p>5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51.1">
                <text:p>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54.8">
                <text:p>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44.4">
                <text:p>44.4</text:p>
              </table:table-cell>
              <table:table-cell office:value-type="float" office:value="62.8">
                <text:p>6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49.7">
                <text:p>4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43.6">
                <text:p>4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45.3">
                <text:p>4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40.2">
                <text:p>40.2</text:p>
              </table:table-cell>
              <table:table-cell office:value-type="float" office:value="61.4">
                <text:p>6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48.6">
                <text:p>4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39.4">
                <text:p>39.4</text:p>
              </table:table-cell>
              <table:table-cell office:value-type="float" office:value="60.7">
                <text:p>6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50.8">
                <text:p>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47.8">
                <text:p>4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37.1">
                <text:p>37.1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32.1">
                <text:p>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38.1">
                <text:p>38.1</text:p>
              </table:table-cell>
              <table:table-cell office:value-type="float" office:value="53.6">
                <text:p>5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46.2">
                <text:p>4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5.6">
                <text:p>4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43.6">
                <text:p>4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38.3">
                <text:p>38.3</text:p>
              </table:table-cell>
              <table:table-cell office:value-type="float" office:value="52.8">
                <text:p>5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43.6">
                <text:p>43.6</text:p>
              </table:table-cell>
              <table:table-cell office:value-type="float" office:value="53.3">
                <text:p>5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0.1">
                <text:p>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47.4">
                <text:p>47.4</text:p>
              </table:table-cell>
              <table:table-cell office:value-type="float" office:value="50.3">
                <text:p>5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0.7">
                <text:p>40.7</text:p>
              </table:table-cell>
              <table:table-cell office:value-type="float" office:value="NaN">
                <text:p>NaN</text:p>
              </table:table-cell>
              <table:table-cell office:value-type="float" office:value="95.39">
                <text:p>95.3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2.3">
                <text:p>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52">
                <text:p>52</text:p>
              </table:table-cell>
              <table:table-cell office:value-type="float" office:value="55.2">
                <text:p>55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4.3">
                <text:p>44.3</text:p>
              </table:table-cell>
              <table:table-cell office:value-type="float" office:value="NaN">
                <text:p>NaN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9.1">
                <text:p>3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6.4">
                <text:p>36.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8.1">
                <text:p>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3.7">
                <text:p>43.7</text:p>
              </table:table-cell>
              <table:table-cell office:value-type="float" office:value="NaN">
                <text:p>NaN</text:p>
              </table:table-cell>
              <table:table-cell office:value-type="float" office:value="84.24">
                <text:p>84.2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9.9">
                <text:p>3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.3">
                <text:p>44.3</text:p>
              </table:table-cell>
              <table:table-cell office:value-type="float" office:value="50.3">
                <text:p>5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5.3">
                <text:p>4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8.2">
                <text:p>48.2</text:p>
              </table:table-cell>
              <table:table-cell office:value-type="float" office:value="NaN">
                <text:p>NaN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9.2">
                <text:p>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6.8">
                <text:p>46.8</text:p>
              </table:table-cell>
              <table:table-cell office:value-type="float" office:value="55.7">
                <text:p>5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1.1">
                <text:p>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0.6">
                <text:p>40.6</text:p>
              </table:table-cell>
              <table:table-cell office:value-type="float" office:value="NaN">
                <text:p>NaN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1.1">
                <text:p>4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3.7">
                <text:p>43.7</text:p>
              </table:table-cell>
              <table:table-cell office:value-type="float" office:value="58.2">
                <text:p>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6.1">
                <text:p>4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4.7">
                <text:p>44.7</text:p>
              </table:table-cell>
              <table:table-cell office:value-type="float" office:value="NaN">
                <text:p>NaN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8.4">
                <text:p>38.4</text:p>
              </table:table-cell>
              <table:table-cell office:value-type="float" office:value="54.9">
                <text:p>54.9</text:p>
              </table:table-cell>
              <table:table-cell office:value-type="float" office:value="59.11">
                <text:p>59.1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2.4">
                <text:p>5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2.8">
                <text:p>4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9.6">
                <text:p>49.6</text:p>
              </table:table-cell>
              <table:table-cell office:value-type="float" office:value="55.7">
                <text:p>55.7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5.6">
                <text:p>4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